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2e3" officeooo:paragraph-rsid="000362e3"/>
    </style:style>
    <style:style style:name="P2" style:family="paragraph" style:parent-style-name="Standard">
      <style:text-properties fo:font-style="italic" officeooo:rsid="00042ba0" officeooo:paragraph-rsid="00042ba0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CIÓN RÁPIDA SIN CONFIGURAR WEBPACK</text:p>
      <text:p text:style-name="P1"/>
      <text:p text:style-name="P2">$ npm install -g create-react-app</text:p>
      <text:p text:style-name="P2">$ create-react-app hello-world</text:p>
      <text:p text:style-name="P2">$ cd hello-world</text:p>
      <text:p text:style-name="P2">$ npm start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8:39:15.337490041</meta:creation-date>
    <dc:date>2018-01-27T18:41:47.793326743</dc:date>
    <meta:editing-duration>PT2M41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5" meta:word-count="19" meta:character-count="130" meta:non-whitespace-character-count="116"/>
  </office:meta>
</office:document-meta>
</file>